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13" table:default-cell-style-name="ce2"/>
        <table:table-row table:style-name="ro1">
          <table:table-cell table:style-name="Default"/>
          <table:table-cell table:style-name="ce1" office:value-type="string" calcext:value-type="string">
            <text:p>Reason_1</text:p>
          </table:table-cell>
          <table:table-cell table:style-name="ce1" office:value-type="string" calcext:value-type="string">
            <text:p>Reason_2</text:p>
          </table:table-cell>
          <table:table-cell table:style-name="ce1" office:value-type="string" calcext:value-type="string">
            <text:p>Reason_3</text:p>
          </table:table-cell>
          <table:table-cell table:style-name="ce1" office:value-type="string" calcext:value-type="string">
            <text:p>Reason_4</text:p>
          </table:table-cell>
          <table:table-cell table:style-name="ce1" office:value-type="string" calcext:value-type="string">
            <text:p>Month Value</text:p>
          </table:table-cell>
          <table:table-cell table:style-name="ce1" office:value-type="string" calcext:value-type="string">
            <text:p>Transportation Expense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Body Mass Index</text:p>
          </table:table-cell>
          <table:table-cell table:style-name="ce1" office:value-type="string" calcext:value-type="string">
            <text:p>Education</text:p>
          </table:table-cell>
          <table:table-cell table:style-name="ce1" office:value-type="string" calcext:value-type="string">
            <text:p>Children</text:p>
          </table:table-cell>
          <table:table-cell table:style-name="ce1" office:value-type="string" calcext:value-type="string">
            <text:p>Pet</text:p>
          </table:table-cell>
          <table:table-cell table:style-name="ce1" office:value-type="string" calcext:value-type="string">
            <text:p>Probability</text:p>
          </table:table-cell>
          <table:table-cell table:style-name="ce1" office:value-type="string" calcext:value-type="string">
            <text:p>Prediction</text:p>
          </table:table-cell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79" calcext:value-type="float">
            <text:p>179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2799" calcext:value-type="float">
            <text:p>0.12279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1" calcext:value-type="float">
            <text:p>361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873392" calcext:value-type="float">
            <text:p>0.87339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55" calcext:value-type="float">
            <text:p>155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268305" calcext:value-type="float">
            <text:p>0.26830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79" calcext:value-type="float">
            <text:p>179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96385" calcext:value-type="float">
            <text:p>0.19638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5" calcext:value-type="float">
            <text:p>155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723502" calcext:value-type="float">
            <text:p>0.7235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716891" calcext:value-type="float">
            <text:p>0.71689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8" calcext:value-type="float">
            <text:p>118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570524" calcext:value-type="float">
            <text:p>0.57052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79" calcext:value-type="float">
            <text:p>179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2799" calcext:value-type="float">
            <text:p>0.12279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8" calcext:value-type="float">
            <text:p>118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4118" calcext:value-type="float">
            <text:p>0.13411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8" calcext:value-type="float">
            <text:p>118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25007" calcext:value-type="float">
            <text:p>0.52500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78" calcext:value-type="float">
            <text:p>378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454998" calcext:value-type="float">
            <text:p>0.45499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8" calcext:value-type="float">
            <text:p>118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44742" calcext:value-type="float">
            <text:p>0.64474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33" calcext:value-type="float">
            <text:p>233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351108" calcext:value-type="float">
            <text:p>0.3511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79" calcext:value-type="float">
            <text:p>179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2799" calcext:value-type="float">
            <text:p>0.12279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35" calcext:value-type="float">
            <text:p>235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96533" calcext:value-type="float">
            <text:p>0.09653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68" calcext:value-type="float">
            <text:p>268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9479" calcext:value-type="float">
            <text:p>0.18947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8" calcext:value-type="float">
            <text:p>118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44742" calcext:value-type="float">
            <text:p>0.64474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79" calcext:value-type="float">
            <text:p>179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99738" calcext:value-type="float">
            <text:p>0.49973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91" calcext:value-type="float">
            <text:p>291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89531" calcext:value-type="float">
            <text:p>0.38953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79" calcext:value-type="float">
            <text:p>179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00161" calcext:value-type="float">
            <text:p>0.50016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8" calcext:value-type="float">
            <text:p>118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4315" calcext:value-type="float">
            <text:p>0.13431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33" calcext:value-type="float">
            <text:p>233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51367" calcext:value-type="float">
            <text:p>0.05136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8" calcext:value-type="float">
            <text:p>118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25428" calcext:value-type="float">
            <text:p>0.52542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8" calcext:value-type="float">
            <text:p>118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25428" calcext:value-type="float">
            <text:p>0.52542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33" calcext:value-type="float">
            <text:p>233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51367" calcext:value-type="float">
            <text:p>0.05136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35" calcext:value-type="float">
            <text:p>235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12352" calcext:value-type="float">
            <text:p>0.51235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33" calcext:value-type="float">
            <text:p>233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351493" calcext:value-type="float">
            <text:p>0.35149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28" calcext:value-type="float">
            <text:p>228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633385" calcext:value-type="float">
            <text:p>0.63338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8" calcext:value-type="float">
            <text:p>118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4315" calcext:value-type="float">
            <text:p>0.13431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28" calcext:value-type="float">
            <text:p>228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633385" calcext:value-type="float">
            <text:p>0.63338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89" calcext:value-type="float">
            <text:p>189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244943" calcext:value-type="float">
            <text:p>0.24494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8" calcext:value-type="float">
            <text:p>118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4315" calcext:value-type="float">
            <text:p>0.13431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61" calcext:value-type="float">
            <text:p>361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491962" calcext:value-type="float">
            <text:p>0.49196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25" calcext:value-type="float">
            <text:p>225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6224" calcext:value-type="float">
            <text:p>0.262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69" calcext:value-type="float">
            <text:p>369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96656" calcext:value-type="float">
            <text:p>0.9665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89" calcext:value-type="float">
            <text:p>289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912399" calcext:value-type="float">
            <text:p>0.91239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35" calcext:value-type="float">
            <text:p>235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46598" calcext:value-type="float">
            <text:p>0.74659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8" calcext:value-type="float">
            <text:p>118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2309" calcext:value-type="float">
            <text:p>0.023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31" calcext:value-type="float">
            <text:p>231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295647" calcext:value-type="float">
            <text:p>0.29564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79" calcext:value-type="float">
            <text:p>179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7645" calcext:value-type="float">
            <text:p>0.07645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29T17:55:03.233000000</dc:date>
    <meta:editing-duration>PT28S</meta:editing-duration>
    <meta:editing-cycles>1</meta:editing-cycles>
    <meta:document-statistic meta:table-count="1" meta:cell-count="573" meta:object-count="0"/>
    <meta:generator>LibreOffice/7.2.2.2$Windows_X86_64 LibreOffice_project/02b2acce88a210515b4a5bb2e46cbfb63fe97d56</meta:generator>
  </office:meta>
</office:document-meta>
</file>